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4cm" fo:min-width="4.522cm"/>
    </style:style>
    <style:style style:name="gr2" style:family="graphic" style:parent-style-name="standard">
      <style:graphic-properties draw:textarea-horizontal-align="justify" draw:textarea-vertical-align="middle" draw:auto-grow-height="false" fo:min-height="1.262cm" fo:min-width="2.964cm"/>
    </style:style>
    <style:style style:name="gr3" style:family="graphic" style:parent-style-name="standard">
      <style:graphic-properties draw:textarea-horizontal-align="justify" draw:textarea-vertical-align="middle" draw:auto-grow-height="false" fo:min-height="1.324cm" fo:min-width="3.09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1.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8cm" fo:min-width="2.3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154cm" fo:min-width="3.9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7.1cm" svg:height="3.4cm" svg:x="9.6cm" svg:y="1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cm" svg:height="2.4cm" svg:x="10.7cm" svg:y="6.4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5.7cm" svg:height="2.5cm" svg:x="10.5cm" svg:y="9.7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1" draw:id="id1" draw:layer="layout" svg:width="3.8cm" svg:height="3.6cm" svg:x="11.7cm" svg:y="13.1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2" draw:layer="layout" svg:x1="13.1cm" svg:y1="5.3cm" svg:x2="14.3cm" svg:y2="6.5cm">
          <text:p/>
        </draw:line>
        <draw:line draw:style-name="gr5" draw:text-style-name="P2" draw:layer="layout" svg:x1="12.9cm" svg:y1="8.8cm" svg:x2="14.2cm" svg:y2="9.8cm">
          <text:p/>
        </draw:line>
        <draw:line draw:style-name="gr5" draw:text-style-name="P2" draw:layer="layout" svg:x1="12.6cm" svg:y1="12.2cm" svg:x2="13.7cm" svg:y2="13.1cm">
          <text:p/>
        </draw:line>
        <draw:connector draw:style-name="gr5" draw:text-style-name="P2" draw:layer="layout" svg:x1="11.7cm" svg:y1="14.9cm" svg:x2="5.153cm" svg:y2="16.014cm" draw:start-shape="id1" draw:start-glue-point="5" svg:d="M11700 14900h-3524v1114h-3023" svg:viewBox="0 0 6548 1115">
          <text:p/>
        </draw:connector>
        <draw:custom-shape draw:style-name="gr6" draw:text-style-name="P1" draw:layer="layout" svg:width="4.6cm" svg:height="1.6cm" svg:x="0.7cm" svg:y="16cm">
          <text:p text:style-name="P1">Drukuj a&gt;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1.349cm" svg:height="0.962cm" svg:x="8.3cm" svg:y="15.4cm">
          <draw:text-box>
            <text:p>tak</text:p>
          </draw:text-box>
        </draw:frame>
        <draw:frame draw:style-name="gr8" draw:text-style-name="P3" draw:layer="layout" svg:width="1.344cm" svg:height="0.962cm" svg:x="13.856cm" svg:y="17.8cm">
          <draw:text-box>
            <text:p>nie</text:p>
          </draw:text-box>
        </draw:frame>
        <draw:custom-shape draw:style-name="gr4" draw:text-style-name="P1" xml:id="id2" draw:id="id2" draw:layer="layout" svg:width="3.8cm" svg:height="3.6cm" svg:x="11.7cm" svg:y="19.4cm">
          <text:p text:style-name="P1">B &gt; 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11.7cm" svg:y1="21.2cm" svg:x2="4.735cm" svg:y2="22.594cm" draw:start-shape="id2" draw:start-glue-point="5" svg:d="M11700 21200h-3733v1394h-3232" svg:viewBox="0 0 6966 1395">
          <text:p/>
        </draw:connector>
        <draw:frame draw:style-name="gr8" draw:text-style-name="P3" draw:layer="layout" svg:width="1.349cm" svg:height="0.962cm" svg:x="8.1cm" svg:y="22cm">
          <draw:text-box>
            <text:p>tak</text:p>
          </draw:text-box>
        </draw:frame>
        <draw:custom-shape draw:style-name="gr6" draw:text-style-name="P1" xml:id="id3" draw:id="id3" draw:layer="layout" svg:width="4.6cm" svg:height="1.6cm" svg:x="0.701cm" svg:y="16.001cm">
          <text:p text:style-name="P1">Drukuj a&gt;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5" draw:id="id5" draw:layer="layout" svg:width="4.6cm" svg:height="1.6cm" svg:x="0.4cm" svg:y="22.6cm">
          <text:p text:style-name="P1">Drukuj b&gt;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6" draw:id="id6" draw:layer="layout" svg:width="4.6cm" svg:height="1.6cm" svg:x="9cm" svg:y="25.7cm">
          <text:p text:style-name="P1">Drukuj a=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3" draw:layer="layout" svg:width="1.344cm" svg:height="0.962cm" svg:x="14cm" svg:y="23.9cm">
          <draw:text-box>
            <text:p>nie</text:p>
          </draw:text-box>
        </draw:frame>
        <draw:line draw:style-name="gr5" draw:text-style-name="P2" draw:layer="layout" svg:x1="9.5cm" svg:y1="26.5cm" svg:x2="6.5cm" svg:y2="26.5cm">
          <text:p/>
        </draw:line>
        <draw:custom-shape draw:style-name="gr9" draw:text-style-name="P1" xml:id="id4" draw:id="id4" draw:layer="layout" svg:width="6.3cm" svg:height="3.4cm" svg:x="0.1cm" svg:y="24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0.701cm" svg:y1="16.801cm" svg:x2="0.1cm" svg:y2="26.5cm" draw:start-shape="id3" draw:end-shape="id4" draw:end-glue-point="6" svg:d="M701 16801h-1102v9699h501" svg:viewBox="0 0 1103 9700">
          <text:p/>
        </draw:connector>
        <draw:connector draw:style-name="gr5" draw:text-style-name="P2" draw:layer="layout" svg:x1="2.7cm" svg:y1="24.2cm" svg:x2="3.25cm" svg:y2="24.8cm" draw:start-shape="id5" draw:start-glue-point="8" draw:end-shape="id4" draw:end-glue-point="4" svg:d="M2700 24200v301h550v299" svg:viewBox="0 0 551 601">
          <text:p/>
        </draw:connector>
        <draw:connector draw:style-name="gr5" draw:text-style-name="P2" draw:layer="layout" svg:x1="15.5cm" svg:y1="14.9cm" svg:x2="13.6cm" svg:y2="19.4cm" draw:start-shape="id1" draw:start-glue-point="7" draw:end-shape="id2" draw:end-glue-point="4" svg:d="M15500 14900h502v3151h-2402v1349" svg:viewBox="0 0 2403 4501">
          <text:p/>
        </draw:connector>
        <draw:connector draw:style-name="gr5" draw:text-style-name="P2" draw:layer="layout" svg:x1="15.5cm" svg:y1="21.2cm" svg:x2="13.025cm" svg:y2="26.5cm" draw:start-shape="id2" draw:start-glue-point="7" draw:end-shape="id6" draw:end-glue-point="6" svg:d="M15500 21200h502v5300h-2977" svg:viewBox="0 0 2978 5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7:45:56.642866337</meta:creation-date>
    <dc:date>2019-11-06T08:46:28.875057939</dc:date>
    <meta:editing-duration>PT18M54S</meta:editing-duration>
    <meta:editing-cycles>3</meta:editing-cycles>
    <meta:generator>LibreOffice/6.0.7.3$Linux_X86_64 LibreOffice_project/00m0$Build-3</meta:generator>
    <meta:document-statistic meta:object-count="24"/>
  </office:meta>
</office:document-meta>
</file>